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bdea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bdea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صَّفّ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5257_2024259619"/><text:span text:style-name="T3"> </text:span><text:span text:style-name="T2">سَبَّحَ لِلهِ مَا فِى </text:span><text:span text:style-name="T5">۱</text:span><text:span text:style-name="T2">لسَّمَـٰوَ؛تِ وَمَا فِى </text:span><text:span text:style-name="T5">۱</text:span><text:span text:style-name="T2">لاَرْضِ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1)</text:span><text:span text:style-name="T2"> يَـٰٓأَيُّهَا </text:span><text:span text:style-name="T5">۰</text:span><text:span text:style-name="T2">لذِيــنَ ءَامَنُواْ لِمَ تَقُولُونَ مَا لاَ تَفْعَلُونَؐ </text:span><text:span text:style-name="T3">(2)</text:span><text:span text:style-name="T2"> كَبُرَ مَقْتاٗ عِندَ </text:span><text:span text:style-name="T5">۰</text:span><text:span text:style-name="T2">للَّهِ أَن تَقُولُواْ مَا لاَ تَفْعَلُونَؐ </text:span><text:span text:style-name="T3">(3)</text:span><text:span text:style-name="T2"> إِنَّ </text:span><text:span text:style-name="T5">۰</text:span><text:span text:style-name="T2">للَّهَ يُحِــبُّ </text:span><text:span text:style-name="T5">۴</text:span><text:span text:style-name="T2">لذِيــنَ يُقَـٰتِلُونَ فِى سَبِيلِهِ” صَفّاً كَأَنَّهُم بُنْيَـٰنٌ مَّرْصُوصصصٌؐ </text:span><text:span text:style-name="T3">(4)</text:span><text:span text:style-name="T2"> وَإِذْ قَالَ مُوسۭـيٰ لِقَوْمِهِ” يَـٰقَوْمِ لِمَ تُوذُونَنِى وَقَد تَّعْلَمُونَ أَنِّى رَسُولُ </text:span><text:span text:style-name="T5">۴</text:span><text:span text:style-name="T2">للَّهِ إِلَيْكُمْؐ فَلَمَّا زَاغُوٓاْ أَزَاغَ </text:span><text:span text:style-name="T5">۰</text:span><text:span text:style-name="T2">للَّهُ قُلُوبَهُمْؐ وَاللَّهُ لاَ يَهْدِى </text:span><text:span text:style-name="T5">۱</text:span><text:span text:style-name="T2">لْقَوْمَ </text:span><text:span text:style-name="T5">۰</text:span><text:span text:style-name="T2">لْفَـٰسِقِينَؐ </text:span><text:span text:style-name="T3">(5)</text:span><text:span text:style-name="T2"> وَإِذْ قَالَ عِيسَي "بْنُ مَرْيَمَ يَـٰبَنِىٓ إِسْرَآءِيلَ إِنِّى رَسُولُ </text:span><text:span text:style-name="T5">۴</text:span><text:span text:style-name="T2">للَّهِ إِلَيْكُم مُّصَدِّقاً لِّمَا بَيْنَ يَدَيَّ مِــنَ </text:span><text:span text:style-name="T5">۰</text:span><text:span text:style-name="T2">لتَّوْرۭيٰةِ وَمُبَشِّراَۢ بِرَسُولٍ يَاتِى مِنۢ بَعْدِيَ "سْمُهُ; أَحْمَدُؐ فَلَمَّا جَآءَهُم بِالْبَيِّنَـٰــتِ قَالُواْ هَـٰذَا سِحْرٌ مُّبِينٌؐ </text:span><text:span text:style-name="T3">(6)</text:span><text:span text:style-name="T2"> وَمَــنَ اَظْلَمُ مِمَّنِ 'فْتَرۭيٰ عَلَــي </text:span><text:span text:style-name="T5">۰</text:span><text:span text:style-name="T2">للَّهِ </text:span><text:span text:style-name="T5">۱</text:span><text:span text:style-name="T2">لْكَذِبَ وَهُوَ يُدْعۭيٰٓ إِلَي </text:span><text:span text:style-name="T5">۰</text:span><text:span text:style-name="T2">لِاسْچَمِؐ وَاللَّهُ لاَ يَهْدِى </text:span><text:span text:style-name="T5">۱</text:span><text:span text:style-name="T2">لْقَوْمَ </text:span><text:span text:style-name="T5">۰</text:span><text:span text:style-name="T2">لظَّـٰلِمِينَؐ </text:span><text:span text:style-name="T3">(7)</text:span><text:span text:style-name="T2"> يُرۣيدُونَ لِيُطْفِـُٔواْ نُورَ </text:span><text:span text:style-name="T5">۰</text:span><text:span text:style-name="T2">للَّهِ بِأَفْوَ؛هِهِمْ وَاللَّهُ مُتِمٌّ نُّورَهُ„ وَلَوْ كَرۣهَ </text:span><text:span text:style-name="T5">۰</text:span><text:span text:style-name="T2">لْكَـٰفِرُونَؐ </text:span><text:span text:style-name="T3">(8)</text:span><text:span text:style-name="T2"> هُوَ </text:span><text:span text:style-name="T5">۰ﻟ</text:span><text:span text:style-name="T2">ـذِىٓ أَرْسَلَ رَسُولَهُ„ بِالْهُدۭيٰ وَدِيـنِ </text:span><text:span text:style-name="T5">۱</text:span><text:span text:style-name="T2">لْحَقِّ لِيُظْهِرَهُ„ عَلَــي </text:span><text:span text:style-name="T5">۰</text:span><text:span text:style-name="T2">لدِّيــنۣ كُلِّهِ” وَلَوْ كَرۣهَ </text:span><text:span text:style-name="T5">۰</text:span><text:span text:style-name="T2">لْمُشْرۣكُونَؐ </text:span><text:span text:style-name="T3">(9)</text:span><text:span text:style-name="T2"> يَـٰٓأَيُّهَا </text:span><text:span text:style-name="T5">۰</text:span><text:span text:style-name="T2">لذِيــنَ ءَامَنُواْ هَــلَ اَدُلُّكُمْ عَلَيٰ تِجَـٰرَةٍ تُنجِيكُم مِّــنْ عَذَابٖ اَلِيمٍ </text:span><text:span text:style-name="T3">(10)</text:span><text:span text:style-name="T2"> تُومِنُونَ بِاللَّهِ وَرَسُولِهِ” وَتُجَـٰهِدُونَ فِى سَبِيـلِ </text:span><text:span text:style-name="T5">۱</text:span><text:span text:style-name="T2">للَّهِ بِأَمْوَ؛لِكُمْ وَأَنفُسِكُمْ ذَ؛لِكُمْ خَيْرٌ لَّكُمُ; إِن كُنتُمْ تَعْلَمُونَ </text:span><text:span text:style-name="T3">(11)</text:span><text:span text:style-name="T2"> يَغْفِرْ لَكُمْ ذُنُوبَكُمْ وَيُدْخِلْكُمْ جَنَّـٰتٍ تَجْرۣى مِــن تَحْتِهَا </text:span><text:span text:style-name="T5">۰</text:span><text:span text:style-name="T2">لاَنْهَـٰرُ وَمَسَـٰكِــنَ طَيِّبَةً فِى جَنَّـٰتِ عَدْنٍؐ ذَ؛لِــكَ </text:span><text:span text:style-name="T5">۰</text:span><text:span text:style-name="T2">لْفَوْزُ </text:span><text:span text:style-name="T5">۴</text:span><text:span text:style-name="T2">لْعَظِيمُؐ </text:span><text:span text:style-name="T3">(12)</text:span><text:span text:style-name="T2"> وَٱُخْرۭيٰ تُحِبُّونَهَا </text:span><text:soft-page-break/><text:span text:style-name="T2">نَصْرٌ مِّــنَ </text:span><text:span text:style-name="T5">۰</text:span><text:span text:style-name="T2">للَّهِ وَفَتْحٌ قَرۣيبٌؐ وَبَشِّرۣ </text:span><text:span text:style-name="T5">۱</text:span><text:span text:style-name="T2">لْمُومِنِينَؐ </text:span><text:span text:style-name="T3">(13)</text:span><text:span text:style-name="T2"> يَـٰٓأَيُّهَا </text:span><text:span text:style-name="T5">۰</text:span><text:span text:style-name="T2">لذِيــنَ ءَامَنُواْ كُونُوٓاْ أَنصَاراً لِّلهِ كَمَا قَالَ عِيسَي "بْنُ مَرْيَمَ ڤِڤْحَوَارۣيِّــيـيـــنَ مَنَ اَنصَارۣيَ إِلَــي </text:span><text:span text:style-name="T5">۰</text:span><text:span text:style-name="T2">للَّهِؐ قَالَ </text:span><text:span text:style-name="T5">۰</text:span><text:span text:style-name="T2">لْحَوَارۣيُّونَ نَحْــنُ أَنصَارُ </text:span><text:span text:style-name="T5">۴</text:span><text:span text:style-name="T2">للَّهِؐ فَـَٔامَنَت طَّآئِفَةٌ مِّنۢ بَنِىٓ إِسْرَآءِيلَ وَكَفَرَت طَّآئِفَةٌؐ فَأَيَّدْنَا </text:span><text:span text:style-name="T5">۰</text:span><text:span text:style-name="T2">لذِيــنَ ءَامَنُواْ عَلَــيٰ عَدُوّۣهِمْ فَأَصْبَحُواْ ظَـٰهِرۣينَ </text:span><text:span text:style-name="T3">(14)</text:span><text:span text:style-name="T2"> </text:span><text:bookmark-end text:name="__DdeLink__5257_20242596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0:52.161212233</meta:creation-date>
    <dc:date>2025-03-06T08:05:33.097156695</dc:date>
    <meta:editing-duration>PT1M53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242" meta:character-count="1356" meta:non-whitespace-character-count="1115"/>
  </office:meta>
</office:document-meta>
</file>